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ce" svg:font-family="Nice" style:font-family-generic="moder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ing_20_2">
      <style:text-properties style:font-name="DejaVu Sans"/>
    </style:style>
    <style:style style:name="P2" style:family="paragraph" style:parent-style-name="Text_20_body" style:list-style-name="L1">
      <style:text-properties style:font-name="DejaVu Sans"/>
    </style:style>
    <style:style style:name="P3" style:family="paragraph" style:parent-style-name="Text_20_body" style:list-style-name="L2">
      <style:text-properties style:font-name="DejaVu Sans"/>
    </style:style>
    <style:style style:name="P4" style:family="paragraph" style:parent-style-name="Text_20_body" style:list-style-name="L2">
      <style:paragraph-properties fo:text-align="start" style:justify-single-word="false"/>
      <style:text-properties style:font-name="DejaVu Sans"/>
    </style:style>
    <style:style style:name="P5" style:family="paragraph" style:parent-style-name="Text_20_body" style:list-style-name="L2">
      <style:text-properties style:font-name="DejaVu Sans" style:text-underline-style="solid" style:text-underline-width="auto" style:text-underline-color="font-color"/>
    </style:style>
    <style:style style:name="P6" style:family="paragraph" style:parent-style-name="Text_20_body" style:list-style-name="L1">
      <style:paragraph-properties fo:margin-left="1.251cm" fo:margin-right="0cm" fo:text-indent="0cm" style:auto-text-indent="false"/>
      <style:text-properties style:font-name="DejaVu Sans"/>
    </style:style>
    <style:style style:name="P7" style:family="paragraph" style:parent-style-name="Text_20_body" style:list-style-name="L1">
      <style:paragraph-properties fo:margin-left="1.251cm" fo:margin-right="0cm" fo:text-indent="0cm" style:auto-text-indent="false"/>
      <style:text-properties style:font-name="DejaVu Sans"/>
    </style:style>
    <style:style style:name="P8" style:family="paragraph" style:parent-style-name="Text_20_body" style:list-style-name="L2">
      <style:paragraph-properties fo:margin-left="1.251cm" fo:margin-right="0cm" fo:text-indent="0cm" style:auto-text-indent="false"/>
      <style:text-properties style:font-name="DejaVu Sans"/>
    </style:style>
    <style:style style:name="P9" style:family="paragraph" style:parent-style-name="Text_20_body" style:list-style-name="L3">
      <style:paragraph-properties fo:margin-left="1.251cm" fo:margin-right="0cm" fo:text-indent="0cm" style:auto-text-indent="false"/>
      <style:text-properties style:font-name="DejaVu Sans"/>
    </style:style>
    <style:style style:name="P10" style:family="paragraph" style:parent-style-name="Text_20_body" style:list-style-name="L2">
      <style:paragraph-properties fo:margin-left="1.251cm" fo:margin-right="0cm" fo:text-indent="0cm" style:auto-text-indent="false"/>
      <style:text-properties style:font-name="DejaVu Sans"/>
    </style:style>
    <style:style style:name="P11" style:family="paragraph" style:parent-style-name="Text_20_body" style:list-style-name="L2">
      <style:paragraph-properties fo:margin-left="1.251cm" fo:margin-right="0cm" fo:text-indent="0cm" style:auto-text-indent="false"/>
      <style:text-properties style:font-name="DejaVu Sans"/>
    </style:style>
    <style:style style:name="P12" style:family="paragraph" style:parent-style-name="Text_20_body" style:list-style-name="L2">
      <style:paragraph-properties fo:margin-left="1.251cm" fo:margin-right="0cm" fo:text-indent="0cm" style:auto-text-indent="false"/>
      <style:text-properties style:font-name="DejaVu Sans"/>
    </style:style>
    <style:style style:name="P13" style:family="paragraph" style:parent-style-name="Text_20_body" style:list-style-name="L3">
      <style:paragraph-properties fo:margin-left="1.251cm" fo:margin-right="0cm" fo:text-indent="0cm" style:auto-text-indent="false"/>
      <style:text-properties style:font-name="DejaVu Sans"/>
    </style:style>
    <style:style style:name="P14" style:family="paragraph" style:parent-style-name="Text_20_body" style:list-style-name="L3">
      <style:paragraph-properties fo:margin-left="1.251cm" fo:margin-right="0cm" fo:text-indent="0cm" style:auto-text-indent="false"/>
      <style:text-properties style:font-name="DejaVu Sans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DejaVu Sans"/>
    </style:style>
    <style:style style:name="P16" style:family="paragraph" style:parent-style-name="Text_20_body" style:list-style-name="L3">
      <style:paragraph-properties fo:margin-left="0cm" fo:margin-right="0cm" fo:text-indent="0cm" style:auto-text-indent="false"/>
      <style:text-properties style:font-name="DejaVu Sans"/>
    </style:style>
    <style:style style:name="P17" style:family="paragraph" style:parent-style-name="Text_20_body" style:list-style-name="L3">
      <style:paragraph-properties fo:margin-left="2.501cm" fo:margin-right="0cm" fo:text-indent="0cm" style:auto-text-indent="false"/>
      <style:text-properties style:font-name="DejaVu Sans"/>
    </style:style>
    <style:style style:name="P18" style:family="paragraph" style:parent-style-name="Text_20_body" style:list-style-name="L3">
      <style:paragraph-properties fo:margin-left="2.501cm" fo:margin-right="0cm" fo:text-indent="0cm" style:auto-text-indent="false"/>
      <style:text-properties style:font-name="DejaVu Sans"/>
    </style:style>
    <style:style style:name="P19" style:family="paragraph" style:parent-style-name="Heading_20_1">
      <style:text-properties style:font-name="DejaVu Sans"/>
    </style:style>
    <style:style style:name="T1" style:family="text">
      <style:text-properties style:font-name="DejaVu San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Projekt: Tauschbörse</text:h>
      <text:h text:style-name="P1" text:outline-level="2">Ziel:</text:h>
      <text:list text:style-name="L1">
        <text:list-item>
          <text:p text:style-name="P2">Eine schulinterne Tauschbörse</text:p>
        </text:list-item>
        <text:list-item>
          <text:p text:style-name="P6">Erstellen der HTML-Dateien für die Weboberfläche</text:p>
        </text:list-item>
        <text:list-item>
          <text:p text:style-name="P6">Funktion: Bieten</text:p>
          <text:p text:style-name="P6">Jeder registrierte Benutzer kann etwas anbieten</text:p>
        </text:list-item>
        <text:list-item>
          <text:p text:style-name="P6">Funktion: Suchen</text:p>
          <text:p text:style-name="P6">Eine Suchfunktion zum durchsuchen der Datenbank/der Textdateien</text:p>
        </text:list-item>
      </text:list>
      <text:p text:style-name="P15"/>
      <text:h text:style-name="P1" text:outline-level="2" text:is-list-header="true">Schritte:</text:h>
      <text:list text:style-name="L2">
        <text:list-item>
          <text:p text:style-name="P3">HTML-Seiten:</text:p>
          <text:p text:style-name="P4"><text:span text:style-name="T4">Vorrausetzungen:</text:span><text:span text:style-name="T5"> </text:span>HTML-Kenntnisse (+ CSS evtl.)</text:p>
        </text:list-item>
        <text:list-item>
          <text:p text:style-name="P8">Erstellen und Verstehen der Grundstruktur der Seite in HTML</text:p>
        </text:list-item>
        <text:list-item>
          <text:p text:style-name="P8">Erstellen der Suchen- und Bieten-Seiten</text:p>
        </text:list-item>
        <text:list-item>
          <text:p text:style-name="P8">Erstellen der HTML-Formular-Elemente zur Kommunikation mit dem Server</text:p>
        </text:list-item>
        <text:list-item>
          <text:p text:style-name="P3">Programmierung der serverseitigen Struktur der Tauschbörse:</text:p>
          <text:p text:style-name="P5">Vorraussetzungen:<text:span text:style-name="T6"> Serverseitige Script/Programmiersprache + Prinzip von CGI</text:span></text:p>
        </text:list-item>
        <text:list-item>
          <text:p text:style-name="P8">Tauschbörse:</text:p>
        </text:list-item>
      </text:list>
      <text:list text:style-name="L3">
        <text:list-item>
          <text:p text:style-name="P17">Abspeichern der angebotenen Objekte in Datenbank/Textdatei</text:p>
        </text:list-item>
        <text:list-item>
          <text:p text:style-name="P17">Durchsuchen der angebotenen Objekte in Datenbank/Textdatei</text:p>
        </text:list-item>
        <text:list-item>
          <text:p text:style-name="P9">Benutzerverwaltung:</text:p>
        </text:list-item>
        <text:list-item>
          <text:p text:style-name="P17">Login/Logout</text:p>
        </text:list-item>
        <text:list-item>
          <text:p text:style-name="P17">Benutzerregistrierung</text:p>
        </text:list-item>
        <text:list-item>
          <text:p text:style-name="P16">Design:</text:p>
          <text:p text:style-name="P16"><text:span text:style-name="T4">Vorraussetzungen:</text:span><text:span text:style-name="T5"> CSS + HTML</text:span></text:p>
        </text:list-item>
        <text:list-item>
          <text:p text:style-name="P9">Name festlegen</text:p>
        </text:list-item>
        <text:list-item>
          <text:p text:style-name="P16">Name:</text:p>
          <text:p text:style-name="P16"><text:span text:style-name="T4">Vorraussetzungen:</text:span><text:span text:style-name="T5"> </text:span>keine</text:p>
        </text:list-item>
        <text:list-item>
          <text:p text:style-name="P9">Name festle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ce" svg:font-family="Nice" style:font-family-generic="moder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bias Schulz</meta:initial-creator>
    <meta:creation-date>2008-08-17T16:23:27</meta:creation-date>
    <dc:creator>Tobias Schulz</dc:creator>
    <dc:date>2008-08-19T16:51:20</dc:date>
    <meta:editing-cycles>8</meta:editing-cycles>
    <meta:editing-duration>P2DT0H12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8" meta:word-count="107" meta:character-count="883"/>
  </office:meta>
</office:document-meta>
</file>